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homedepot.com/p/Delta-Classic-500-60-in-L-x-32-in-W-Alcove-Shower-Pan-Base-with-Left-Drain-in-High-Gloss-White-B12135-6032L-WH/321018220</text:p>
          </table:table-cell>
        </table:table-row>
        <table:table-row table:style-name="ro1">
          <table:table-cell office:value-type="string" calcext:value-type="string">
            <text:p>https://www.homedepot.com/p/Hampton-Bay-24-in-W-x-24-in-D-x-34-5-in-H-Assembled-Drawer-Base-Kitchen-Cabinet-in-Unfinished-with-Recessed-Panel-KDB24-UF/302970345</text:p>
          </table:table-cell>
        </table:table-row>
        <table:table-row table:style-name="ro1">
          <table:table-cell office:value-type="string" calcext:value-type="string">
            <text:p>https://www.homedepot.com/p/Hampton-Bay-Avondale-18-in-W-x-24-in-D-x-34-5-in-H-Ready-to-Assemble-Plywood-Shaker-Trash-Can-Kitchen-Cabinet-in-Fern-Green-BTR18FH-GN/328515767</text:p>
          </table:table-cell>
        </table:table-row>
        <table:table-row table:style-name="ro1">
          <table:table-cell office:value-type="string" calcext:value-type="string">
            <text:p>https://www.homedepot.com/p/Hampton-Bay-Avondale-33-in-W-x-24-in-D-x-18-in-H-Ready-to-Assemble-Plywood-Shaker-Wall-Bridge-Kitchen-Cabinet-in-Alpine-White-W331824/325948270</text:p>
          </table:table-cell>
        </table:table-row>
        <table:table-row table:style-name="ro1">
          <table:table-cell office:value-type="string" calcext:value-type="string">
            <text:p>https://www.homedepot.com/p/Delta-Classic-500-60-in-x-30-in-Alcove-Deep-Soaking-Bathtub-with-Right-Drain-in-High-Gloss-White-B23605-6030R-WH/321016479</text:p>
          </table:table-cell>
        </table:table-row>
        <table:table-row table:style-name="ro1">
          <table:table-cell office:value-type="string" calcext:value-type="string">
            <text:p>https://www.homedepot.com/p/Hampton-Bay-Avondale-33-in-W-x-24-in-D-x-18-in-H-Ready-to-Assemble-Plywood-Shaker-Wall-Bridge-Kitchen-Cabinet-in-Alpine-White-W331824/325948270</text:p>
          </table:table-cell>
        </table:table-row>
        <table:table-row table:style-name="ro1">
          <table:table-cell office:value-type="string" calcext:value-type="string">
            <text:p>https://www.homedepot.com/p/Bootz-Industries-Aloha-60-in-x-30-in-Soaking-Bathtub-with-Left-Drain-in-White-011-3365-00/314614191</text:p>
          </table:table-cell>
        </table:table-row>
        <table:table-row table:style-name="ro1">
          <table:table-cell office:value-type="string" calcext:value-type="string">
            <text:p>https://www.homedepot.com/p/Glacier-Bay-12-inch-Rough-In-Two-Piece-1-28-GPF-Single-Flush-Elongated-Toilet-in-Black-Seat-Included-N2428E-BLK/206514496</text:p>
          </table:table-cell>
        </table:table-row>
        <table:table-row table:style-name="ro1">
          <table:table-cell office:value-type="string" calcext:value-type="string">
            <text:p>https://www.homedepot.com/p/Swiss-Madison-1-Piece-1-1-1-6-GPF-Dual-Flush-Square-Toilet-in-White-SM-1T106/304163014</text:p>
          </table:table-cell>
        </table:table-row>
        <table:table-row table:style-name="ro1">
          <table:table-cell office:value-type="string" calcext:value-type="string">
            <text:p>https://www.homedepot.com/p/BEMIS-Kimball-Soft-Close-Round-Plastic-Closed-Front-Toilet-Seat-in-Bone-Never-Loosens-580SLOW-006/315742682</text:p>
          </table:table-cell>
        </table:table-row>
        <table:table-row table:style-name="ro1">
          <table:table-cell office:value-type="string" calcext:value-type="string">
            <text:p>https://www.homedepot.com/p/American-Standard-Cadet-Pro-1-6-GPF-Single-Flush-Toilet-Tank-with-Gravity-Fed-Technology-in-White-4188A004-020/204627003</text:p>
          </table:table-cell>
        </table:table-row>
        <table:table-row table:style-name="ro1">
          <table:table-cell office:value-type="string" calcext:value-type="string">
            <text:p>https://www.homedepot.com/p/Hampton-Bay-4-ft-L-x-25-in-D-Finished-Engineered-Birch-Butcher-Block-Countertop-PWBRAB386351270/318686504</text:p>
          </table:table-cell>
        </table:table-row>
        <table:table-row table:style-name="ro2">
          <table:table-cell office:value-type="string" calcext:value-type="string">
            <text:p>https://www.homedepot.com/p/Home-Decorators-Collection-Beaufort-24-in-Single-Sink-Ebony-Wood-Bath-Vanity-with-White-Engineered-Stone-Top-Assembled-Beaufort-24EW/327152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7:15:11.776572598</meta:creation-date>
    <dc:date>2024-10-22T17:21:54.174837771</dc:date>
    <meta:editing-duration>PT6M43S</meta:editing-duration>
    <meta:editing-cycles>1</meta:editing-cycles>
    <meta:document-statistic meta:table-count="1" meta:cell-count="13" meta:object-count="0"/>
    <meta:generator>LibreOffice/24.2.6.2$Linux_X86_64 LibreOffice_project/420$Build-2</meta:generator>
  </office:meta>
</office:document-meta>
</file>